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C8000000C8E478159C479AFBD7.png" manifest:media-type="image/png"/>
  <manifest:file-entry manifest:full-path="Pictures/100000000000055600000300C32362E53F69C13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7ff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subtitle">
      <style:graphic-properties draw:fill-color="#ffffff" draw:auto-grow-height="true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title">
      <style:graphic-properties fo:min-height="12.334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title">
      <style:graphic-properties fo:min-height="12.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ソフトウェア工学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<text:span text:style-name="T1">H</text:span><text:span text:style-name="T1">班</text:span></text:p>
            <text:p><text:span text:style-name="T1">（住山、西本、西谷、山田）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発表の流れ</text:p>
          </draw:text-box>
        </draw:frame>
        <draw:frame presentation:style-name="DNA-outline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機能紹介</text:p>
              </text:list-item>
              <text:list-item>
                <text:p>実演</text:p>
              </text:list-item>
              <text:list-item>
                <text:p>質疑応答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>
        <office:forms form:automatic-focus="false" form:apply-design-mode="false"/>
        <draw:frame presentation:style-name="pr5" draw:layer="layout" svg:width="22.5cm" svg:height="12.334cm" svg:x="4.5cm" svg:y="0.6cm" presentation:class="title" presentation:user-transformed="true">
          <draw:text-box>
            <text:p>機能紹介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header>
                <text:p>　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おかね管理ソフト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ユーザー指定 user</text:p>
              </text:list-item>
              <text:list-item>
                <text:p>追加 add</text:p>
              </text:list-item>
              <text:list-item>
                <text:p>削除 del</text:p>
              </text:list-item>
              <text:list-item>
                <text:p>検索 search</text:p>
              </text:list-item>
              <text:list-item>
                <text:p>項目別収支 rate</text:p>
              </text:list-item>
              <text:list-item>
                <text:p>項目支出グラフ描画 graph</text:p>
              </text:list-item>
            </text:list>
          </draw:text-box>
        </draw:frame>
        <draw:frame draw:style-name="gr2" draw:text-style-name="P3" draw:layer="layout" svg:width="5.079cm" svg:height="5.079cm" svg:x="19.521cm" svg:y="5.4cm">
          <draw:image xlink:href="Pictures/10000000000000C8000000C8E478159C479AFBD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layer="layout" svg:width="22.5cm" svg:height="12.334cm" svg:x="4.5cm" svg:y="0.6cm" presentation:class="title" presentation:user-transformed="true">
          <draw:text-box>
            <text:p>実演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　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12.8cm" svg:x="4.5cm" svg:y="0.6cm" presentation:class="title" presentation:user-transformed="true">
          <draw:text-box>
            <text:p>質疑応答<text:line-break/><text:line-break/>https://github.com/TateIsuKanna/sofen_account_book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header>
                <text:p>　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10:38:38.071482752</meta:creation-date>
    <meta:editing-duration>PT10M17S</meta:editing-duration>
    <meta:editing-cycles>5</meta:editing-cycles>
    <meta:generator>LibreOffice/5.3.6.1$Linux_x86 LibreOffice_project/686f202eff87ef707079aeb7f485847613344eb7</meta:generator>
    <dc:title>DNA</dc:title>
    <dc:date>2017-11-30T10:57:01.414226811</dc:date>
    <meta:document-statistic meta:object-count="4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Violet" draw:color="#9999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Violet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Violet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Violet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Violet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Violet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Violet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Violet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Violet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Violet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Violet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